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fo:font-size="20pt" style:font-size-asian="20pt" style:font-size-complex="20pt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Egéemonie v 3.1</text:span></text:p>
      <text:p text:style-name="P1">Egeemonie (Aegemonia in english) est une variante a 6 joueurs dans une <text:s/>grece classique un peu fantasmée</text:p>
      <text:p text:style-name="P1">les 6 puissances sont Athenes, Crete, Ionia, Macedoine, Sparte et Troie</text:p>
      <text:p text:style-name="P1">chaque puissance commence avec 4 centres et 3 unites initiales et peux par la suite construire dans chacun de ses 4 centres initiaux</text:p>
      <text:p text:style-name="P1">Hellespont, Troias, Byzantion , Bythinia, Korinthios, Megara fonctionne comme des canaux. Egeemonie ne possede donc aucune provinces avec deux cotes</text:p>
      <text:p text:style-name="P1">Olympia &amp; Stratos, Etolia&amp; Achaia, Marathon &amp; Eretre, Lesbos &amp; Pergamon, Chiros &amp; Ephese, Milet &amp; Samos sont lies par des ponts de communicatio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1"/>
    </style:style>
    <style:style style:name="ListLabel_20_2" style:display-name="ListLabel 2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livier</meta:initial-creator>
    <dc:creator>lei saarlainen</dc:creator>
    <meta:editing-cycles>3</meta:editing-cycles>
    <meta:creation-date>2023-09-06T05:44:00</meta:creation-date>
    <dc:date>2023-09-18T15:33:13.57</dc:date>
    <meta:editing-duration>PT25S</meta:editing-duration>
    <meta:generator>OpenOffice/4.1.11$Win32 OpenOffice.org_project/4111m1$Build-9808</meta:generator>
    <meta:document-statistic meta:table-count="0" meta:image-count="0" meta:object-count="0" meta:page-count="1" meta:paragraph-count="6" meta:word-count="98" meta:character-count="61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